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 style:master-page-name="">
      <style:table-properties style:width="17cm" fo:margin-top="0.199cm" fo:margin-bottom="0.199cm" style:page-number="auto" table:align="margins"/>
    </style:style>
    <style:style style:name="Tabla2.A" style:family="table-column">
      <style:table-column-properties style:column-width="5.015cm" style:rel-column-width="2843*"/>
    </style:style>
    <style:style style:name="Tabla2.B" style:family="table-column">
      <style:table-column-properties style:column-width="11.986cm" style:rel-column-width="6795*"/>
    </style:style>
    <style:style style:name="Tabla2.A1" style:family="table-cell">
      <style:table-cell-properties fo:padding-left="0cm" fo:padding-right="0.3cm" fo:padding-top="0cm" fo:padding-bottom="0cm" fo:border="none" style:writing-mode="page"/>
    </style:style>
    <style:style style:name="Tabla2.B1" style:family="table-cell">
      <style:table-cell-properties fo:padding="0.049cm" fo:border="0.05pt solid #000000" style:writing-mode="page"/>
    </style:style>
    <style:style style:name="Tab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" style:family="table" style:master-page-name="">
      <style:table-properties style:width="17cm" fo:margin-top="0.199cm" fo:margin-bottom="0.199cm" style:page-number="auto" table:align="margins"/>
    </style:style>
    <style:style style:name="Tabla1.A" style:family="table-column">
      <style:table-column-properties style:column-width="5.015cm" style:rel-column-width="2843*"/>
    </style:style>
    <style:style style:name="Tabla1.B" style:family="table-column">
      <style:table-column-properties style:column-width="11.986cm" style:rel-column-width="6795*"/>
    </style:style>
    <style:style style:name="Tabla1.A1" style:family="table-cell">
      <style:table-cell-properties fo:padding-left="0cm" fo:padding-right="0.3cm" fo:padding-top="0cm" fo:padding-bottom="0cm" fo:border="none" style:writing-mode="page"/>
    </style:style>
    <style:style style:name="Tabla1.B1" style:family="table-cell">
      <style:table-cell-properties fo:padding="0.049cm" fo:border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 style:master-page-name="">
      <style:table-properties style:width="17cm" fo:margin-top="0.199cm" fo:margin-bottom="0.199cm" style:page-number="auto" table:align="margins"/>
    </style:style>
    <style:style style:name="Tabla3.A" style:family="table-column">
      <style:table-column-properties style:column-width="5.015cm" style:rel-column-width="2843*"/>
    </style:style>
    <style:style style:name="Tabla3.B" style:family="table-column">
      <style:table-column-properties style:column-width="11.986cm" style:rel-column-width="6795*"/>
    </style:style>
    <style:style style:name="Tabla3.A1" style:family="table-cell">
      <style:table-cell-properties fo:padding-left="0cm" fo:padding-right="0.3cm" fo:padding-top="0cm" fo:padding-bottom="0cm" fo:border="none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0a0db4"/>
    </style:style>
    <style:style style:name="P2" style:family="paragraph" style:parent-style-name="Heading_20_3">
      <style:text-properties officeooo:rsid="0009f787" officeooo:paragraph-rsid="0009f787"/>
    </style:style>
    <style:style style:name="P3" style:family="paragraph" style:parent-style-name="Heading_20_3">
      <style:text-properties officeooo:paragraph-rsid="0009f787"/>
    </style:style>
    <style:style style:name="P4" style:family="paragraph" style:parent-style-name="Heading_20_3">
      <style:text-properties officeooo:rsid="000a0db4" officeooo:paragraph-rsid="000a0db4"/>
    </style:style>
    <style:style style:name="P5" style:family="paragraph" style:parent-style-name="Table_20_Contents">
      <style:text-properties officeooo:paragraph-rsid="0009f787"/>
    </style:style>
    <style:style style:name="P6" style:family="paragraph" style:parent-style-name="Table_20_Contents">
      <style:text-properties officeooo:paragraph-rsid="000a0db4"/>
    </style:style>
    <style:style style:name="P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fo:padding-left="0cm" fo:padding-right="0cm" fo:padding-top="0.199cm" fo:padding-bottom="0.199cm" fo:border="none"/>
      <style:text-properties officeooo:rsid="0009f787" officeooo:paragraph-rsid="0009f787"/>
    </style:style>
    <style:style style:name="P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fo:padding-left="0cm" fo:padding-right="0cm" fo:padding-top="0.199cm" fo:padding-bottom="0.199cm" fo:border="none"/>
      <style:text-properties officeooo:rsid="0009f787" officeooo:paragraph-rsid="000a0db4"/>
    </style:style>
    <style:style style:name="P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fo:padding-left="0cm" fo:padding-right="0cm" fo:padding-top="0.199cm" fo:padding-bottom="0.199cm" fo:border="none"/>
      <style:text-properties officeooo:rsid="000a0db4" officeooo:paragraph-rsid="000a0db4"/>
    </style:style>
    <style:style style:name="T1" style:family="text">
      <style:text-properties officeooo:rsid="0009f787"/>
    </style:style>
    <style:style style:name="T2" style:family="text">
      <style:text-properties officeooo:rsid="000a0db4"/>
    </style:style>
    <style:style style:name="T3" style:family="text">
      <style:text-properties fo:font-weight="normal" officeooo:rsid="000a0db4" style:font-weight-asian="normal" style:font-weight-complex="normal"/>
    </style:style>
    <style:style style:name="T4" style:family="text">
      <style:text-properties style:text-position="sub 58%" fo:font-weight="normal" officeooo:rsid="000a0db4" style:font-weight-asian="normal" style:font-weight-complex="normal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icha <text:span text:style-name="T2">de la entrevista n. </text:span><text:span text:style-name="T4">…….</text:span></text:h>
      <text:h text:style-name="P2" text:outline-level="3"><text:span text:style-name="T2">D</text:span>atos del entrevistado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Apellidos</text:p>
          </table:table-cell>
          <table:table-cell table:style-name="Tabla2.B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Nombre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Lugar de nacimiento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Fecha de nacimiento/edad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Estado civil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Estudio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Profesión actual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Profesión anterior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Domicilio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Ideología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Militancia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7">Cargos políticos/sindicales ocupado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P9">Otros datos relevantes</text:p>
          </table:table-cell>
          <table:table-cell table:style-name="Tabla2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3" text:outline-level="3"><text:soft-page-break/><text:span text:style-name="T2">Datos del entrevistador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Apellidos</text:p>
          </table:table-cell>
          <table:table-cell table:style-name="Tabla1.B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7">Nombre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1" office:value-type="string">
            <text:p text:style-name="P7">Institución</text:p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1" office:value-type="string">
            <text:p text:style-name="P7">Grupo</text:p>
          </table:table-cell>
          <table:table-cell table:style-name="Tabla1.B2" office:value-type="string">
            <text:p text:style-name="P5"/>
          </table:table-cell>
        </table:table-row>
      </table:table>
      <text:h text:style-name="P4" text:outline-level="3">Datos de la entrevista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Lugar de la entrevista</text:p>
          </table:table-cell>
          <table:table-cell table:style-name="Tabla3.B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8">Fecha de la entrevista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1" office:value-type="string">
            <text:p text:style-name="P9">Duración de la entrevista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1" office:value-type="string">
            <text:p text:style-name="P9">Duración de la grabación</text:p>
          </table:table-cell>
          <table:table-cell table:style-name="Tabla3.B2" office:value-type="string">
            <text:p text:style-name="P6"/>
          </table:table-cell>
        </table:table-row>
        <table:table-row>
          <table:table-cell table:style-name="Tabla3.A1" office:value-type="string">
            <text:p text:style-name="P9">Observaciones</text:p>
          </table:table-cell>
          <table:table-cell table:style-name="Tabla3.B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án Hernández Cazorla</meta:initial-creator>
    <meta:creation-date>2019-11-29T01:08:36.470352625</meta:creation-date>
    <dc:date>2019-11-29T01:25:23.721606965</dc:date>
    <dc:creator>Iván Hernández Cazorla</dc:creator>
    <meta:editing-duration>PT4M51S</meta:editing-duration>
    <meta:editing-cycles>1</meta:editing-cycles>
    <meta:generator>LibreOffice/6.1.5.2$Linux_X86_64 LibreOffice_project/10$Build-2</meta:generator>
    <meta:document-statistic meta:table-count="3" meta:image-count="0" meta:object-count="0" meta:page-count="2" meta:paragraph-count="26" meta:word-count="61" meta:character-count="431" meta:non-whitespace-character-count="396"/>
  </office:meta>
</office:document-meta>
</file>